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MathJax_Main" style:text-underline-style="none" fo:font-weight="bold" officeooo:rsid="000263a3" officeooo:paragraph-rsid="00049e3e" style:font-weight-asian="bold" style:font-weight-complex="bold"/>
    </style:style>
    <style:style style:name="P2" style:family="paragraph" style:parent-style-name="Standard">
      <style:text-properties style:font-name="MathJax_Main" fo:font-weight="normal" officeooo:rsid="000263a3" officeooo:paragraph-rsid="00049e3e" style:font-weight-asian="normal" style:font-weight-complex="normal"/>
    </style:style>
    <style:style style:name="P3" style:family="paragraph" style:parent-style-name="Standard">
      <style:text-properties officeooo:rsid="000263a3" officeooo:paragraph-rsid="00049e3e"/>
    </style:style>
    <style:style style:name="P4" style:family="paragraph" style:parent-style-name="Figure">
      <style:text-properties style:font-name="MathJax_Main"/>
    </style:style>
    <style:style style:name="P5" style:family="paragraph" style:parent-style-name="Standard">
      <style:paragraph-properties fo:text-align="center" style:justify-single-word="false"/>
      <style:text-properties style:font-name="MathJax_Main" style:text-underline-style="none" fo:font-weight="bold" officeooo:rsid="000263a3" officeooo:paragraph-rsid="00049e3e" style:font-weight-asian="bold" style:font-weight-complex="bold"/>
    </style:style>
    <style:style style:name="P6" style:family="paragraph" style:parent-style-name="Standard">
      <style:paragraph-properties fo:text-align="center" style:justify-single-word="false"/>
      <style:text-properties style:font-name="MathJax_Main" style:text-underline-style="none" fo:font-weight="bold" officeooo:rsid="00082324" officeooo:paragraph-rsid="00082324" style:font-weight-asian="bold" style:font-weight-complex="bold"/>
    </style:style>
    <style:style style:name="P7" style:family="paragraph" style:parent-style-name="Standard">
      <style:paragraph-properties fo:text-align="start" style:justify-single-word="false"/>
      <style:text-properties style:font-name="MathJax_Main" style:text-underline-style="none" fo:font-weight="bold" officeooo:rsid="00082324" officeooo:paragraph-rsid="00088652" style:font-weight-asian="bold" style:font-weight-complex="bold"/>
    </style:style>
    <style:style style:name="T1" style:family="text">
      <style:text-properties officeooo:rsid="001752eb"/>
    </style:style>
    <style:style style:name="T2" style:family="text">
      <style:text-properties officeooo:rsid="00049e3e"/>
    </style:style>
    <style:style style:name="T3" style:family="text">
      <style:text-properties fo:font-weight="normal" style:font-weight-asian="normal" style:font-weight-complex="normal"/>
    </style:style>
    <style:style style:name="T4" style:family="text">
      <style:text-properties fo:font-weight="normal" officeooo:rsid="00084225" style:font-weight-asian="normal" style:font-weight-complex="normal"/>
    </style:style>
    <style:style style:name="T5" style:family="text">
      <style:text-properties officeooo:rsid="0008422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yan Ellis</text:p>
      <text:p text:style-name="P2">COSC 220-003 </text:p>
      <text:p text:style-name="P2"><text:span text:style-name="T2">Homework </text:span>#<text:span text:style-name="T2">9</text:span>: <text:span text:style-name="T2">Trees</text:span></text:p>
      <text:p text:style-name="P2">Section <text:span text:style-name="T2">2.1</text:span><text:span text:style-name="T1"> </text:span>– <text:span text:style-name="T2">Sorting Analysis</text:span></text:p>
      <text:p text:style-name="P2">1<text:span text:style-name="T2">2/5</text:span>/2024</text:p>
      <text:p text:style-name="P3"/>
      <text:p text:style-name="P1">Recorded Output Findings</text:p>
      <text:p text:style-name="P1"/>
      <text:p text:style-name="P1"><draw:frame draw:style-name="fr1" draw:name="Frame1" text:anchor-type="char" svg:width="6.3063in" draw:z-index="0"><draw:text-box fo:min-height="3.5429in"><text:p text:style-name="P4"><draw:frame draw:style-name="fr2" draw:name="Object1" text:anchor-type="paragraph" svg:width="6.3063in" style:rel-width="100%" svg:height="3.5429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Sorting Time for Quick, Merge and Tree Sort</text:p></draw:text-box></draw:frame></text:p>
      <text:p text:style-name="P1"/>
      <text:p text:style-name="P6">Analysis</text:p>
      <text:p text:style-name="P6"/>
      <text:p text:style-name="P7"><text:tab/><text:span text:style-name="T3">After reviewing the data, </text:span><text:span text:style-name="T4">it can be noted that the </text:span><text:span text:style-name="T5">Quick Sort</text:span><text:span text:style-name="T4"> has the most consistent efficient performance in comparison to the other sorting methods, resembling a linear form of efficacy. Given that </text:span><text:span text:style-name="T5">Merge Sort</text:span><text:span text:style-name="T4"> is slightly less efficient as the array size increases, still with a linear structure but a larger coefficient of depreciative efficiency, it is very clear that </text:span><text:span text:style-name="T5">Quick Sort </text:span><text:span text:style-name="T4">is the most efficient among the algorithms. It doesn’t appear that any lines of each graph intersect at any point to the naked eye, but it is possible this occurs in the smaller array sizes.</text:span></text:p>
      <text:p text:style-name="P7"><text:span text:style-name="T4"/></text:p>
      <text:p text:style-name="P7"><text:span text:style-name="T4"><text:tab/>Looking at the data for the </text:span><text:span text:style-name="T5">Tree Sort </text:span><text:span text:style-name="T4">method, the graph almost has a parabolic curve to it, indicative of a more heavily weighted computational cost for the CPU. Both the </text:span><text:span text:style-name="T5">Merge Sort</text:span><text:span text:style-name="T4"> and </text:span><text:span text:style-name="T5">Quick Sort</text:span><text:span text:style-name="T4"> have similar slopes and linear tendencies, whereas the </text:span><text:span text:style-name="T5">Tree Sort</text:span><text:span text:style-name="T4"> has an almost exponential growth in the amount of time it takes to sort the array once the array sizes begin to drastically increas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5T15:23:01.948973444</meta:creation-date>
    <dc:date>2024-12-06T12:06:10.237607866</dc:date>
    <meta:editing-duration>PT3M30S</meta:editing-duration>
    <meta:editing-cycles>2</meta:editing-cycles>
    <meta:generator>LibreOffice/24.2.7.2$Linux_X86_64 LibreOffice_project/420$Build-2</meta:generator>
    <meta:document-statistic meta:table-count="0" meta:image-count="0" meta:object-count="1" meta:page-count="1" meta:paragraph-count="10" meta:word-count="194" meta:character-count="1137" meta:non-whitespace-character-count="94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MathJax_Main" style:font-style-name="Regular" fo:font-size="13pt" style:font-size-asian="13pt" style:font-size-complex="13pt"/>
    </style:style>
    <style:style style:name="ch3" style:family="chart">
      <style:chart-properties chart:auto-position="true" style:rotation-angle="0"/>
      <style:text-properties fo:font-family="MathJax_Main" style:font-style-name="Regular" fo:font-size="11pt" style:font-size-asian="11pt" style:font-size-complex="11pt"/>
    </style:style>
    <style:style style:name="ch4" style:family="chart">
      <style:chart-properties chart:auto-position="true"/>
      <style:graphic-properties draw:stroke="none" svg:stroke-color="#b3b3b3" draw:fill="none" draw:fill-color="#e6e6e6"/>
      <style:text-properties fo:font-family="MathJax_Main" style:font-style-name="Regular"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family="MathJax_Main" style:font-style-name="Regular" fo:font-size="10pt" style:font-size-asian="10pt" style:font-size-complex="10pt"/>
    </style:style>
    <style:style style:name="ch7" style:family="chart">
      <style:chart-properties chart:auto-position="true" style:rotation-angle="0"/>
      <style:text-properties fo:font-family="MathJax_Main" style:font-style-name="Regular"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MathJax_Main" style:font-style-name="Regular" fo:font-size="10pt" style:font-size-asian="10pt" style:font-size-complex="10pt"/>
    </style:style>
    <style:style style:name="ch9" style:family="chart">
      <style:chart-properties chart:auto-position="true" style:rotation-angle="90"/>
      <style:text-properties fo:font-family="MathJax_Main" style:font-style-name="Regular"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7cm" svg:height="8.999cm" xlink:href="." xlink:type="simple" chart:class="chart:scatter" chart:style-name="ch1">
        <chart:title svg:x="6.734cm" svg:y="0.315cm" chart:style-name="ch2">
          <text:p>Size v. Time</text:p>
        </chart:title>
        <chart:subtitle svg:x="5.504cm" svg:y="1.299cm" chart:style-name="ch3">
          <text:p>Quick, Merge, and Tree Sort</text:p>
        </chart:subtitle>
        <chart:legend chart:legend-position="end" svg:x="13.747cm" svg:y="3.661cm" style:legend-expansion="high" chart:style-name="ch4"/>
        <chart:plot-area chart:style-name="ch5" chart:data-source-has-labels="both" svg:x="1.331cm" svg:y="2.187cm" svg:width="12.096cm" svg:height="5.652cm">
          <chart:coordinate-region svg:x="1.926cm" svg:y="2.4cm" svg:width="11.327cm" svg:height="4.765cm"/>
          <chart:axis chart:dimension="x" chart:name="primary-x" chart:style-name="ch6" chartooo:axis-type="auto">
            <chart:title svg:x="5.734cm" svg:y="8.018cm" chart:style-name="ch7">
              <text:p>Array Size (in millions)</text:p>
            </chart:title>
            <chart:categories table:cell-range-address="local-table.$A$2:.$A$12"/>
          </chart:axis>
          <chart:axis chart:dimension="y" chart:name="primary-y" chart:style-name="ch8">
            <chart:title svg:x="0.451cm" svg:y="5.97cm" chart:style-name="ch9">
              <text:p>Sorting Time</text:p>
            </chart:title>
            <chart:grid chart:style-name="ch10" chart:class="major"/>
          </chart:axis>
          <chart:series chart:style-name="ch11" chart:values-cell-range-address="local-table.$C$2:.$C$12" chart:label-cell-address="local-table.$C$1" chart:class="chart:scatter">
            <chart:domain table:cell-range-address="local-table.$B$2:.$B$12"/>
            <chart:data-point chart:repeated="11"/>
          </chart:series>
          <chart:series chart:style-name="ch12" chart:values-cell-range-address="local-table.$D$2:.$D$12" chart:label-cell-address="local-table.$D$1" chart:class="chart:scatter">
            <chart:data-point chart:repeated="11"/>
          </chart:series>
          <chart:series chart:style-name="ch13" chart:values-cell-range-address="local-table.$E$2:.$E$12" chart:label-cell-address="local-table.$E$1" chart:class="chart:scatter">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Quick</text:p>
              </table:table-cell>
              <table:table-cell office:value-type="string">
                <text:p>Merge</text:p>
              </table:table-cell>
              <table:table-cell office:value-type="string">
                <text:p>Tree</text:p>
              </table:table-cell>
            </table:table-row>
          </table:table-header-rows>
          <table:table-rows>
            <table:table-row>
              <table:table-cell office:value-type="string">
                <text:p>1</text:p>
              </table:table-cell>
              <table:table-cell office:value-type="float" office:value="1">
                <text:p>1</text:p>
              </table:table-cell>
              <table:table-cell office:value-type="float" office:value="0.174992">
                <text:p>0.174992</text:p>
              </table:table-cell>
              <table:table-cell office:value-type="float" office:value="0.218284">
                <text:p>0.218284</text:p>
              </table:table-cell>
              <table:table-cell office:value-type="float" office:value="0.973701">
                <text:p>0.973701</text:p>
              </table:table-cell>
            </table:table-row>
            <table:table-row>
              <table:table-cell office:value-type="string">
                <text:p>2</text:p>
              </table:table-cell>
              <table:table-cell office:value-type="float" office:value="2">
                <text:p>2</text:p>
              </table:table-cell>
              <table:table-cell office:value-type="float" office:value="0.336758">
                <text:p>0.336758</text:p>
              </table:table-cell>
              <table:table-cell office:value-type="float" office:value="0.442204">
                <text:p>0.442204</text:p>
              </table:table-cell>
              <table:table-cell office:value-type="float" office:value="2.56229">
                <text:p>2.56229</text:p>
              </table:table-cell>
            </table:table-row>
            <table:table-row>
              <table:table-cell office:value-type="string">
                <text:p>3</text:p>
              </table:table-cell>
              <table:table-cell office:value-type="float" office:value="5">
                <text:p>5</text:p>
              </table:table-cell>
              <table:table-cell office:value-type="float" office:value="0.884984">
                <text:p>0.884984</text:p>
              </table:table-cell>
              <table:table-cell office:value-type="float" office:value="1.19229">
                <text:p>1.19229</text:p>
              </table:table-cell>
              <table:table-cell office:value-type="float" office:value="6.65574">
                <text:p>6.65574</text:p>
              </table:table-cell>
            </table:table-row>
            <table:table-row>
              <table:table-cell office:value-type="string">
                <text:p>4</text:p>
              </table:table-cell>
              <table:table-cell office:value-type="float" office:value="10">
                <text:p>10</text:p>
              </table:table-cell>
              <table:table-cell office:value-type="float" office:value="1.85008">
                <text:p>1.85008</text:p>
              </table:table-cell>
              <table:table-cell office:value-type="float" office:value="2.48475">
                <text:p>2.48475</text:p>
              </table:table-cell>
              <table:table-cell office:value-type="float" office:value="15.3775">
                <text:p>15.3775</text:p>
              </table:table-cell>
            </table:table-row>
            <table:table-row>
              <table:table-cell office:value-type="string">
                <text:p>5</text:p>
              </table:table-cell>
              <table:table-cell office:value-type="float" office:value="20">
                <text:p>20</text:p>
              </table:table-cell>
              <table:table-cell office:value-type="float" office:value="3.80934">
                <text:p>3.80934</text:p>
              </table:table-cell>
              <table:table-cell office:value-type="float" office:value="5.13429">
                <text:p>5.13429</text:p>
              </table:table-cell>
              <table:table-cell office:value-type="float" office:value="35.0811">
                <text:p>35.0811</text:p>
              </table:table-cell>
            </table:table-row>
            <table:table-row>
              <table:table-cell office:value-type="string">
                <text:p>6</text:p>
              </table:table-cell>
              <table:table-cell office:value-type="float" office:value="30">
                <text:p>30</text:p>
              </table:table-cell>
              <table:table-cell office:value-type="float" office:value="5.85108">
                <text:p>5.85108</text:p>
              </table:table-cell>
              <table:table-cell office:value-type="float" office:value="7.70826">
                <text:p>7.70826</text:p>
              </table:table-cell>
              <table:table-cell office:value-type="float" office:value="57.4012">
                <text:p>57.4012</text:p>
              </table:table-cell>
            </table:table-row>
            <table:table-row>
              <table:table-cell office:value-type="string">
                <text:p>7</text:p>
              </table:table-cell>
              <table:table-cell office:value-type="float" office:value="40">
                <text:p>40</text:p>
              </table:table-cell>
              <table:table-cell office:value-type="float" office:value="7.93006">
                <text:p>7.93006</text:p>
              </table:table-cell>
              <table:table-cell office:value-type="float" office:value="10.612">
                <text:p>10.612</text:p>
              </table:table-cell>
              <table:table-cell office:value-type="float" office:value="NaN">
                <text:p>NaN</text:p>
              </table:table-cell>
            </table:table-row>
            <table:table-row>
              <table:table-cell office:value-type="string">
                <text:p>8</text:p>
              </table:table-cell>
              <table:table-cell office:value-type="float" office:value="50">
                <text:p>50</text:p>
              </table:table-cell>
              <table:table-cell office:value-type="float" office:value="9.94694">
                <text:p>9.94694</text:p>
              </table:table-cell>
              <table:table-cell office:value-type="float" office:value="13.2411">
                <text:p>13.2411</text:p>
              </table:table-cell>
              <table:table-cell office:value-type="float" office:value="NaN">
                <text:p>NaN</text:p>
              </table:table-cell>
            </table:table-row>
            <table:table-row>
              <table:table-cell office:value-type="string">
                <text:p>9</text:p>
              </table:table-cell>
              <table:table-cell office:value-type="float" office:value="60">
                <text:p>60</text:p>
              </table:table-cell>
              <table:table-cell office:value-type="float" office:value="12.1497">
                <text:p>12.1497</text:p>
              </table:table-cell>
              <table:table-cell office:value-type="float" office:value="16.1325">
                <text:p>16.1325</text:p>
              </table:table-cell>
              <table:table-cell office:value-type="float" office:value="NaN">
                <text:p>NaN</text:p>
              </table:table-cell>
            </table:table-row>
            <table:table-row>
              <table:table-cell office:value-type="string">
                <text:p>10</text:p>
              </table:table-cell>
              <table:table-cell office:value-type="float" office:value="70">
                <text:p>70</text:p>
              </table:table-cell>
              <table:table-cell office:value-type="float" office:value="14.1572">
                <text:p>14.1572</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80">
                <text:p>80</text:p>
              </table:table-cell>
              <table:table-cell office:value-type="float" office:value="16.6242">
                <text:p>16.624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